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2b6a" officeooo:paragraph-rsid="00082b6a"/>
    </style:style>
    <style:style style:name="P2" style:family="paragraph" style:parent-style-name="Standard" style:list-style-name="L1">
      <style:text-properties officeooo:rsid="00082b6a" officeooo:paragraph-rsid="00082b6a"/>
    </style:style>
    <style:style style:name="P3" style:family="paragraph" style:parent-style-name="Standard" style:list-style-name="L2">
      <style:text-properties officeooo:rsid="00082b6a" officeooo:paragraph-rsid="00082b6a"/>
    </style:style>
    <style:style style:name="P4" style:family="paragraph" style:parent-style-name="Standard" style:list-style-name="L3">
      <style:text-properties officeooo:rsid="00082b6a" officeooo:paragraph-rsid="00082b6a"/>
    </style:style>
    <style:style style:name="P5" style:family="paragraph" style:parent-style-name="Standard" style:list-style-name="L1">
      <style:text-properties officeooo:rsid="00099639" officeooo:paragraph-rsid="00099639"/>
    </style:style>
    <style:style style:name="P6" style:family="paragraph" style:parent-style-name="Standard" style:list-style-name="L2">
      <style:text-properties officeooo:rsid="0009fdcb" officeooo:paragraph-rsid="0009fdcb"/>
    </style:style>
    <style:style style:name="P7" style:family="paragraph" style:parent-style-name="Standard">
      <style:text-properties officeooo:rsid="0009fdcb" officeooo:paragraph-rsid="00082b6a"/>
    </style:style>
    <style:style style:name="P8" style:family="paragraph" style:parent-style-name="Standard">
      <style:text-properties officeooo:rsid="0009fdcb" officeooo:paragraph-rsid="0009fdcb"/>
    </style:style>
    <style:style style:name="P9" style:family="paragraph" style:parent-style-name="Standard">
      <style:text-properties officeooo:rsid="000a6776" officeooo:paragraph-rsid="000a6776"/>
    </style:style>
    <style:style style:name="P10" style:family="paragraph" style:parent-style-name="Standard" style:list-style-name="L4">
      <style:text-properties officeooo:rsid="000a6776" officeooo:paragraph-rsid="000a6776"/>
    </style:style>
    <style:style style:name="P11" style:family="paragraph" style:parent-style-name="Standard" style:list-style-name="L5">
      <style:text-properties officeooo:rsid="000a6776" officeooo:paragraph-rsid="000a6776"/>
    </style:style>
    <style:style style:name="P12" style:family="paragraph" style:parent-style-name="Standard">
      <style:text-properties officeooo:rsid="000b888a" officeooo:paragraph-rsid="000b888a"/>
    </style:style>
    <style:style style:name="P13" style:family="paragraph" style:parent-style-name="Standard" style:list-style-name="L6">
      <style:text-properties officeooo:rsid="000b888a" officeooo:paragraph-rsid="000b888a"/>
    </style:style>
    <style:style style:name="P14" style:family="paragraph" style:parent-style-name="Standard" style:list-style-name="L6">
      <style:text-properties officeooo:rsid="000bf7d1" officeooo:paragraph-rsid="000bf7d1"/>
    </style:style>
    <style:style style:name="P15" style:family="paragraph" style:parent-style-name="Standard" style:list-style-name="L4">
      <style:text-properties officeooo:rsid="000bf7d1" officeooo:paragraph-rsid="000bf7d1"/>
    </style:style>
    <style:style style:name="P16" style:family="paragraph" style:parent-style-name="Standard">
      <style:paragraph-properties fo:break-before="page"/>
      <style:text-properties officeooo:rsid="000a6776" officeooo:paragraph-rsid="000a6776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SimSun" style:font-name-complex="Mangal"/>
    </style:style>
    <style:style style:name="T3" style:family="text">
      <style:text-properties style:font-name="Liberation Serif" officeooo:rsid="0009fdcb" style:font-name-asian="SimSun" style:font-name-complex="Mangal"/>
    </style:style>
    <style:style style:name="T4" style:family="text">
      <style:text-properties officeooo:rsid="000bf7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52</text:p>
      <text:p text:style-name="P1"/>
      <text:p text:style-name="P1">Relier les notions avec le document</text:p>
      <text:p text:style-name="P1"/>
      <text:p text:style-name="P1"/>
      <text:p text:style-name="P1">Espacios e Intercambios</text:p>
      <text:list xml:id="list1887307644434858845" text:style-name="L1">
        <text:list-item>
          <text:p text:style-name="P2">El desarrollo de los diferentes paises → desigualdades</text:p>
        </text:list-item>
        <text:list-item>
          <text:p text:style-name="P5">Las consecuencias → problema ecológica</text:p>
        </text:list-item>
        <text:list-item>
          <text:p text:style-name="P5">La publicación de este tipo de artículo</text:p>
        </text:list-item>
      </text:list>
      <text:p text:style-name="P1"/>
      <text:p text:style-name="P1">Idea del Progreso</text:p>
      <text:list xml:id="list4895780869772182782" text:style-name="L3">
        <text:list-item>
          <text:p text:style-name="P4">20 % quién consumen los recursos del planeta</text:p>
          <text:p text:style-name="P4">→ desigualdades Norte <text:span text:style-name="T1">–</text:span><text:span text:style-name="T2"> Sur</text:span></text:p>
          <text:p text:style-name="P4"><text:span text:style-name="T2">→ una regresión</text:span></text:p>
        </text:list-item>
        <text:list-item>
          <text:p text:style-name="P4"><text:span text:style-name="T2">Progreso : la publicación de este tipo de artículo</text:span></text:p>
          <text:list>
            <text:list-header>
              <text:p text:style-name="P4"><text:span text:style-name="T2">El artículo denuncia las desigualdades Norte – Sur,</text:span><text:span text:style-name="T3"> y el problema ecológica</text:span></text:p>
              <text:p text:style-name="P4"><text:span text:style-name="T2">Y propone soluciones</text:span></text:p>
            </text:list-header>
          </text:list>
        </text:list-item>
        <text:list-item>
          <text:p text:style-name="P4"><text:span text:style-name="T2">Soluciones alternativas :</text:span></text:p>
          <text:list>
            <text:list-item>
              <text:p text:style-name="P4"><text:span text:style-name="T2">Un replanteamiento global de los estilos de vida</text:span></text:p>
            </text:list-item>
          </text:list>
        </text:list-item>
      </text:list>
      <text:p text:style-name="P7"><text:span text:style-name="T2"/></text:p>
      <text:p text:style-name="P8"><text:span text:style-name="T2"/></text:p>
      <text:p text:style-name="P1"/>
      <text:p text:style-name="P1">Vocabulaire :</text:p>
      <text:list xml:id="list5249198721048295659" text:style-name="L2">
        <text:list-item>
          <text:p text:style-name="P3">El hecho de que</text:p>
        </text:list-item>
        <text:list-item>
          <text:p text:style-name="P6">Concernir = concerner</text:p>
          <text:list>
            <text:list-header>
              <text:p text:style-name="P6">e → ie</text:p>
            </text:list-header>
          </text:list>
        </text:list-item>
        <text:list-item>
          <text:p text:style-name="P6"/>
        </text:list-item>
      </text:list>
      <text:p text:style-name="P8"/>
      <text:p text:style-name="P16">CO (pas notée)</text:p>
      <text:p text:style-name="P9"/>
      <text:p text:style-name="P9">Lima se muere de sed</text:p>
      <text:p text:style-name="P9"/>
      <text:p text:style-name="P9">Info avant écoute :</text:p>
      <text:list xml:id="list6251068518889099874" text:style-name="L5">
        <text:list-item>
          <text:p text:style-name="P11">Lima = la capital del Perú</text:p>
        </text:list-item>
        <text:list-item>
          <text:p text:style-name="P11">→ La escasez de agua</text:p>
        </text:list-item>
      </text:list>
      <text:p text:style-name="P9"/>
      <text:p text:style-name="P12">Ma rédaction :</text:p>
      <text:list xml:id="list8382095646282377974" text:style-name="L6">
        <text:list-item>
          <text:p text:style-name="P13">Ce document audio est un documentaire sur la soif de Lima. Le présentateur introduit, puis on entend les témoignages de plusieurs personnes, hommes, femmes, et enfants.</text:p>
          <text:p text:style-name="P13">Ensuite, il explique des choses, puis il s’adresse à un homme, lui demandant combien de litres <text:span text:style-name="T4">a plus ou moins une certaine chose. Cet homme donne une réponse assez détaillée...</text:span></text:p>
          <text:p text:style-name="P14">À un moment, le présentateur dit qu’il existe une solution possible.</text:p>
          <text:p text:style-name="P14"/>
        </text:list-item>
      </text:list>
      <text:p text:style-name="P9"/>
      <text:p text:style-name="P9"/>
      <text:p text:style-name="P9"/>
      <text:p text:style-name="P9">Vocabulaire :</text:p>
      <text:list xml:id="list7439818381710242293" text:style-name="L4">
        <text:list-item>
          <text:p text:style-name="P10">La sed = la soif</text:p>
        </text:list-item>
        <text:list-item>
          <text:p text:style-name="P15">La nieb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8:25:12.907000000</meta:creation-date>
    <dc:date>2018-09-28T09:08:36.926000000</dc:date>
    <meta:editing-duration>PT21M35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33" meta:word-count="220" meta:character-count="1157" meta:non-whitespace-character-count="989"/>
  </office:meta>
</office:document-meta>
</file>